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5956" officeooo:paragraph-rsid="00035956"/>
    </style:style>
    <style:style style:name="P2" style:family="paragraph" style:parent-style-name="Standard">
      <style:paragraph-properties fo:text-align="start" style:justify-single-word="false"/>
      <style:text-properties officeooo:rsid="000463a3" officeooo:paragraph-rsid="000463a3"/>
    </style:style>
    <style:style style:name="P3" style:family="paragraph" style:parent-style-name="Standard">
      <style:paragraph-properties fo:text-align="start" style:justify-single-word="false"/>
      <style:text-properties officeooo:rsid="000463a3" officeooo:paragraph-rsid="00052822"/>
    </style:style>
    <style:style style:name="P4" style:family="paragraph" style:parent-style-name="Standard">
      <style:paragraph-properties fo:text-align="start" style:justify-single-word="false"/>
      <style:text-properties officeooo:rsid="00052822" officeooo:paragraph-rsid="00052822"/>
    </style:style>
    <style:style style:name="P5" style:family="paragraph" style:parent-style-name="Standard">
      <style:paragraph-properties fo:text-align="center" style:justify-single-word="false"/>
      <style:text-properties officeooo:rsid="00057719" officeooo:paragraph-rsid="00057719"/>
    </style:style>
    <style:style style:name="P6" style:family="paragraph" style:parent-style-name="Standard">
      <style:paragraph-properties fo:text-align="start" style:justify-single-word="false"/>
      <style:text-properties officeooo:rsid="00082f3d" officeooo:paragraph-rsid="00082f3d"/>
    </style:style>
    <style:style style:name="P7" style:family="paragraph" style:parent-style-name="Standard">
      <style:paragraph-properties fo:text-align="start" style:justify-single-word="false"/>
      <style:text-properties officeooo:rsid="000969d1" officeooo:paragraph-rsid="000969d1"/>
    </style:style>
    <style:style style:name="P8" style:family="paragraph" style:parent-style-name="Standard">
      <style:paragraph-properties fo:text-align="start" style:justify-single-word="false"/>
      <style:text-properties officeooo:rsid="000a5159" officeooo:paragraph-rsid="000a5159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5159" officeooo:paragraph-rsid="0005282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63a3" officeooo:paragraph-rsid="000463a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dd907" officeooo:paragraph-rsid="000dd907"/>
    </style:style>
    <style:style style:name="T1" style:family="text">
      <style:text-properties officeooo:rsid="00052822"/>
    </style:style>
    <style:style style:name="T2" style:family="text">
      <style:text-properties officeooo:rsid="00057719"/>
    </style:style>
    <style:style style:name="T3" style:family="text">
      <style:text-properties officeooo:rsid="00066cef"/>
    </style:style>
    <style:style style:name="T4" style:family="text">
      <style:text-properties officeooo:rsid="00082f3d"/>
    </style:style>
    <style:style style:name="T5" style:family="text">
      <style:text-properties officeooo:rsid="000969d1"/>
    </style:style>
    <style:style style:name="T6" style:family="text">
      <style:text-properties officeooo:rsid="000a515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1e6b"/>
    </style:style>
    <style:style style:name="T9" style:family="text">
      <style:text-properties officeooo:rsid="000dd907"/>
    </style:style>
    <style:style style:name="T10" style:family="text">
      <style:text-properties officeooo:rsid="000f0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ystem Requirement Specification (SRS document)</text:p>
      <text:p text:style-name="P1">Client: TekSystems</text:p>
      <text:p text:style-name="P1">Author: Cory Quirk</text:p>
      <text:p text:style-name="P1"><text:a xlink:type="simple" xlink:href="mailto:coryjquirk@gmail.com" text:style-name="Internet_20_link" text:visited-style-name="Visited_20_Internet_20_Link">coryjquirk@gmail.com</text:a></text:p>
      <text:p text:style-name="P1">(612) 716-2485</text:p>
      <text:p text:style-name="P1"/>
      <text:p text:style-name="P10">Purpose of this document</text:p>
      <text:p text:style-name="P2"/>
      <text:p text:style-name="P2"/>
      <text:p text:style-name="P10">Product perspective</text:p>
      <text:p text:style-name="P11">This product is fulfilling organization needs for a medium sized farm. The farm is ,. Each farmer is responsible for </text:p>
      <text:p text:style-name="P2"/>
      <text:p text:style-name="P10">User stories</text:p>
      <text:p text:style-name="P6">As a farmer, I want to keep track of available seeds so that I may plan my planting accordingly.</text:p>
      <text:p text:style-name="P6">As a farmer, I want insights about the produce our farm sells, so that we may play the market better.</text:p>
      <text:p text:style-name="P6">As a farmer, <text:span text:style-name="T5">I want information about disease in our crops, so that we may mitigate the spread of disease.</text:span></text:p>
      <text:p text:style-name="P7">As a farmer, I want to know how many of our seeds make it to sellable produce, so that we may account for this in our budgeting.</text:p>
      <text:p text:style-name="P2"/>
      <text:p text:style-name="P10">Functional requirements</text:p>
      <text:p text:style-name="P2">//<text:span text:style-name="T1">purposes the app fulfills, stuff the app does</text:span></text:p>
      <text:p text:style-name="P3"/>
      <text:p text:style-name="P3"/>
      <text:p text:style-name="P3"><text:span text:style-name="T7">Non-functional requirements</text:span> </text:p>
      <text:p text:style-name="P3">//<text:span text:style-name="T1">stuff that doesn’t make a difference to the user</text:span></text:p>
      <text:p text:style-name="P3">//<text:span text:style-name="T1">but that the app mus</text:span><text:span text:style-name="T3">t </text:span><text:span text:style-name="T1">have</text:span></text:p>
      <text:p text:style-name="P9"/>
      <text:p text:style-name="P8">- Security:</text:p>
      <text:p text:style-name="P8"><text:tab/><text:span text:style-name="T10">Spring Security will provide user authentication, encryption for passwords, and </text:span>secure session management.</text:p>
      <text:p text:style-name="P8">- <text:span text:style-name="T8">Performance:</text:span></text:p>
      <text:p text:style-name="P8"><text:tab/><text:span text:style-name="T10">The app needs to meet certain performance standards for speed.</text:span></text:p>
      <text:p text:style-name="P8">- <text:span text:style-name="T10">Reliability:</text:span></text:p>
      <text:p text:style-name="P8"><text:tab/><text:span text:style-name="T10">The app needs to be readily accessible at any time without any sort of regular interruptions of service.</text:span></text:p>
      <text:p text:style-name="P8">- <text:span text:style-name="T8">Localization:</text:span></text:p>
      <text:p text:style-name="P8"><text:tab/><text:span text:style-name="T8">We will use U.S. time and currency standards but measurements (weight, distance, area, etc.) <text:tab/>will use the metric system.</text:span></text:p>
      <text:p text:style-name="P8">- <text:span text:style-name="T8">Usability:</text:span></text:p>
      <text:p text:style-name="P8"><text:tab/><text:span text:style-name="T9">This app is meant for internal usage for farm staff only. Therefore we will need to </text:span></text:p>
      <text:p text:style-name="P8">- <text:span text:style-name="T8">Maintainability:</text:span></text:p>
      <text:p text:style-name="P3"><text:tab/><text:span text:style-name="T8">This </text:span><text:span text:style-name="T9">site will require little maintenance after deployment, but the code will be easily <text:tab/>approachable and reusable for any future developers.</text:span></text:p>
      <text:p text:style-name="P3"/>
      <text:p text:style-name="P2">Future development</text:p>
      <text:p text:style-name="P2">- <text:span text:style-name="T6">special authorization for admins</text:span></text:p>
      <text:p text:style-name="P2"><text:soft-page-break/>- <text:span text:style-name="T4">expanding the app beyond just crops to other aspects of the farm operation such as equipment, tools, or vehicles.</text:span></text:p>
      <text:p text:style-name="P2"/>
      <text:p text:style-name="P4"><text:span text:style-name="T7">Workflow diagram</text:span> (logic for the app)</text:p>
      <text:p text:style-name="P4"/>
      <text:p text:style-name="P4"/>
      <text:p text:style-name="P4"><text:span text:style-name="T7">Data model </text:span><text:span text:style-name="T2">(with relationships)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54:22.057000000</meta:creation-date>
    <dc:date>2022-03-17T16:39:13.606000000</dc:date>
    <meta:editing-duration>PT2H12M48S</meta:editing-duration>
    <meta:editing-cycles>1</meta:editing-cycles>
    <meta:document-statistic meta:table-count="0" meta:image-count="0" meta:object-count="0" meta:page-count="2" meta:paragraph-count="35" meta:word-count="300" meta:character-count="1838" meta:non-whitespace-character-count="1562"/>
    <meta:generator>LibreOffice/7.2.5.2$Windows_X86_64 LibreOffice_project/499f9727c189e6ef3471021d6132d4c694f357e5</meta:generator>
  </office:meta>
</office:document-meta>
</file>